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sign: Get Skeletor</text:p>
      <text:p text:style-name="Standard"/>
      <text:list xml:id="list5524240881212069223" text:style-name="L1">
        <text:list-item>
          <text:p text:style-name="P1">I want to create a battle field, so that player looks for Skeletor's minions and defeats them before they attack Skeletor.</text:p>
        </text:list-item>
        <text:list-item>
          <text:p text:style-name="P1">I want the player navigate through the battle field.</text:p>
        </text:list-item>
        <text:list-item>
          <text:p text:style-name="P1">I want to have the player be able to get stronger.</text:p>
        </text:list-item>
      </text:list>
      <text:p text:style-name="Standard"/>
      <text:p text:style-name="Standard">Description:</text:p>
      <text:p text:style-name="Standard">With addition features:</text:p>
      <text:p text:style-name="Standard">&lt;Skeletor&gt;<text:tab/>Ah, He-man... You finally found me.</text:p>
      <text:p text:style-name="Standard"/>
      <text:p text:style-name="Standard"><text:s text:c="2"/>Skeletor is a bad ass villain that is a brainy nerd that wants He-man die because he keeps on messing up his plans to conquer the universe.</text:p>
      <text:p text:style-name="Standard"/>
      <text:p text:style-name="Standard"><text:s text:c="3"/>He-man, you, wants to get Skeletor and put him in jail, so you can sit on your lazy ass and watch football all day long.</text:p>
      <text:p text:style-name="Standard"/>
      <text:p text:style-name="Standard"><text:s text:c="2"/>Before you can you fight Skeletor, you have to go through his minions.</text:p>
      <text:p text:style-name="Standard"/>
      <text:p text:style-name="Standard">Combat simulator:</text:p>
      <text:p text:style-name="Standard">You finally found Skeletor and trade off insults back and forth.</text:p>
      <text:p text:style-name="Standard"/>
      <text:p text:style-name="Standard">Skeletor is a bad ass villain that loves to think of ways to conquer the universe. <text:s/>On his spare time he likes to play Counter-Strike, but you keep his from this.</text:p>
      <text:p text:style-name="Standard"/>
      <text:p text:style-name="Standard">You can use your sword, you raise your sword and yell out “I have the power!!!”, or you can eat a bag of chips.</text:p>
      <text:p text:style-name="Standard"/>
      <text:p text:style-name="Standard">Your sword does most of the damage, but for 70% of the time. When you raise your sword and yell out “I have the power!!!” always hits Skeletor because He-man is a stupid jock that doesn't know anything else to yell out and deals a little damage. Or you can eat a bag of chips to heal you.</text:p>
      <text:p text:style-name="Standard"/>
      <text:p text:style-name="Standard">&lt;Skeletor&gt;<text:tab/>He-man, you are a foolish child. Why don't just leave alone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6T15:29:35.32</meta:creation-date>
    <dc:date>2015-02-06T16:11:30.51</dc:date>
    <meta:editing-duration>PT40M53S</meta:editing-duration>
    <meta:editing-cycles>14</meta:editing-cycles>
    <meta:generator>OpenOffice.org/3.4.1$Win32 OpenOffice.org_project/341m1$Build-9593</meta:generator>
    <meta:document-statistic meta:table-count="0" meta:image-count="0" meta:object-count="0" meta:page-count="1" meta:paragraph-count="16" meta:word-count="261" meta:character-count="1380"/>
  </office:meta>
</office:document-meta>
</file>